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3b985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57" style:family="paragraph" style:parent-style-name="Table_20_Contents">
      <style:text-properties fo:color="#3399ff" fo:language="pl" fo:country="PL" officeooo:rsid="0046d9e1" officeooo:paragraph-rsid="0046d9e1"/>
    </style:style>
    <style:style style:name="P58" style:family="paragraph" style:parent-style-name="Table_20_Contents">
      <style:text-properties fo:color="#3399ff" fo:language="pl" fo:country="PL" officeooo:rsid="00484d16" officeooo:paragraph-rsid="00484d16"/>
    </style:style>
    <style:style style:name="P5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60" style:family="paragraph" style:parent-style-name="Table_20_Contents">
      <style:text-properties fo:language="pl" fo:country="PL" officeooo:rsid="0046d9e1" officeooo:paragraph-rsid="0046d9e1"/>
    </style:style>
    <style:style style:name="P6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62" style:family="paragraph" style:parent-style-name="Table_20_Contents">
      <style:text-properties fo:language="pl" fo:country="PL" officeooo:rsid="0047506f" officeooo:paragraph-rsid="0047506f"/>
    </style:style>
    <style:style style:name="P63" style:family="paragraph" style:parent-style-name="Table_20_Contents">
      <style:text-properties fo:language="pl" fo:country="PL" officeooo:rsid="00484d16" officeooo:paragraph-rsid="004a0423"/>
    </style:style>
    <style:style style:name="P64" style:family="paragraph" style:parent-style-name="Table_20_Contents">
      <style:text-properties fo:language="pl" fo:country="PL" officeooo:rsid="0054924b" officeooo:paragraph-rsid="0054924b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946c" style:font-style-asian="italic" style:font-style-complex="italic"/>
    </style:style>
    <style:style style:name="T8" style:family="text">
      <style:text-properties fo:font-style="italic" officeooo:rsid="0031abfe" style:font-style-asian="italic" style:font-style-complex="italic"/>
    </style:style>
    <style:style style:name="T9" style:family="text">
      <style:text-properties fo:font-style="italic" officeooo:rsid="00368d1a" style:font-style-asian="italic" style:font-style-complex="italic"/>
    </style:style>
    <style:style style:name="T10" style:family="text">
      <style:text-properties fo:font-style="italic" officeooo:rsid="00392954" style:font-style-asian="italic" style:font-style-complex="italic"/>
    </style:style>
    <style:style style:name="T11" style:family="text">
      <style:text-properties fo:font-style="italic" officeooo:rsid="0039e2d7" style:font-style-asian="italic" style:font-style-complex="italic"/>
    </style:style>
    <style:style style:name="T12" style:family="text">
      <style:text-properties fo:color="#3399ff"/>
    </style:style>
    <style:style style:name="T13" style:family="text">
      <style:text-properties fo:color="#3399ff" fo:font-style="normal" style:font-style-asian="normal" style:font-style-complex="normal"/>
    </style:style>
    <style:style style:name="T14" style:family="text">
      <style:text-properties fo:color="#3399ff" style:text-underline-style="none"/>
    </style:style>
    <style:style style:name="T15" style:family="text">
      <style:text-properties fo:color="#3399ff" style:text-underline-style="none" fo:font-weight="bold" officeooo:rsid="00484d16" style:font-weight-asian="bold" style:font-weight-complex="bold"/>
    </style:style>
    <style:style style:name="T16" style:family="text">
      <style:text-properties fo:color="#3399ff" style:text-underline-style="none" officeooo:rsid="00590417"/>
    </style:style>
    <style:style style:name="T17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18" style:family="text">
      <style:text-properties officeooo:rsid="0021930e"/>
    </style:style>
    <style:style style:name="T19" style:family="text">
      <style:text-properties officeooo:rsid="0022f20e"/>
    </style:style>
    <style:style style:name="T20" style:family="text">
      <style:text-properties officeooo:rsid="002a139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a139d" style:font-style-asian="normal" style:font-style-complex="normal"/>
    </style:style>
    <style:style style:name="T23" style:family="text">
      <style:text-properties fo:font-style="normal" officeooo:rsid="00392954" style:font-style-asian="normal" style:font-style-complex="normal"/>
    </style:style>
    <style:style style:name="T24" style:family="text">
      <style:text-properties fo:font-style="normal" officeooo:rsid="0050d3fa" style:font-style-asian="normal" style:font-style-complex="normal"/>
    </style:style>
    <style:style style:name="T25" style:family="text">
      <style:text-properties officeooo:rsid="0031abfe"/>
    </style:style>
    <style:style style:name="T26" style:family="text">
      <style:text-properties officeooo:rsid="00333881"/>
    </style:style>
    <style:style style:name="T27" style:family="text">
      <style:text-properties officeooo:rsid="00368d1a"/>
    </style:style>
    <style:style style:name="T28" style:family="text">
      <style:text-properties officeooo:rsid="00392954"/>
    </style:style>
    <style:style style:name="T29" style:family="text">
      <style:text-properties officeooo:rsid="0039e2d7"/>
    </style:style>
    <style:style style:name="T30" style:family="text">
      <style:text-properties officeooo:rsid="003e6898"/>
    </style:style>
    <style:style style:name="T31" style:family="text">
      <style:text-properties officeooo:rsid="003fc5de"/>
    </style:style>
    <style:style style:name="T32" style:family="text">
      <style:text-properties fo:language="pl" fo:country="PL" officeooo:rsid="0041ec6d"/>
    </style:style>
    <style:style style:name="T33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34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35" style:family="text">
      <style:text-properties officeooo:rsid="0046d9e1"/>
    </style:style>
    <style:style style:name="T36" style:family="text">
      <style:text-properties officeooo:rsid="00484d16"/>
    </style:style>
    <style:style style:name="T37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38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0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1" style:family="text">
      <style:text-properties officeooo:rsid="004a0423"/>
    </style:style>
    <style:style style:name="T42" style:family="text">
      <style:text-properties officeooo:rsid="004b95f1"/>
    </style:style>
    <style:style style:name="T43" style:family="text">
      <style:text-properties officeooo:rsid="004c3a92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officeooo:rsid="0050d3fa"/>
    </style:style>
    <style:style style:name="T47" style:family="text">
      <style:text-properties fo:color="#000000" officeooo:rsid="0055b6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1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45">make_matrix</text:span></text:a>.</text:p>
      <text:p text:style-name="P11"><text:span text:style-name="T32">Każdą macierz po wykorzystaniu trzeba zniszczyć za pomocą funkcji </text:span><text:a xlink:type="simple" xlink:href="#delete_matrix" text:style-name="Internet_20_link" text:visited-style-name="Visited_20_Internet_20_Link"><text:span text:style-name="T33">delete_matrix</text:span></text:a><text:span text:style-name="T34">.</text:span></text:p>
      <text:p text:style-name="P65"/>
      <text:p text:style-name="P67">2 OPIS DANYCH</text:p>
      <text:p text:style-name="P6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9">Typ danych</text:p>
          </table:table-cell>
          <table:table-cell table:style-name="Table2.A1" office:value-type="string">
            <text:p text:style-name="P59">Pola</text:p>
          </table:table-cell>
          <table:table-cell table:style-name="Table2.C1" office:value-type="string">
            <text:p text:style-name="P59">Opis typu</text:p>
          </table:table-cell>
        </table:table-row>
        <table:table-row>
          <table:table-cell table:style-name="Table2.A2" table:number-rows-spanned="5" office:value-type="string">
            <text:p text:style-name="P5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6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2">double</text:span> **array</text:p>
          </table:table-cell>
          <table:table-cell table:style-name="Table2.B2" office:value-type="string">
            <text:p text:style-name="P60">Macierz dwuwymiarowa typu <text:span text:style-name="T12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60"><text:span text:style-name="T12">int</text:span> n_rows</text:p>
          </table:table-cell>
          <table:table-cell table:style-name="Table2.B2" office:value-type="string">
            <text:p text:style-name="P6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60"><text:span text:style-name="T12">int</text:span> n_columns</text:p>
          </table:table-cell>
          <table:table-cell table:style-name="Table2.B2" office:value-type="string">
            <text:p text:style-name="P6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64"><text:span text:style-name="T12">int</text:span> n_permutations</text:p>
          </table:table-cell>
          <table:table-cell table:style-name="Table2.B2" office:value-type="string">
            <text:p text:style-name="P6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5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63">Wskaźnik na funkcję o prototypie <text:span text:style-name="T12">double</text:span> foo (<text:span text:style-name="T12">int</text:span>, <text:span text:style-name="T12">int</text:span>). <text:span text:style-name="T41">Ta funkcja wykorzystuje się przy inicjalizacji macierzy przez funkcję </text:span><text:a xlink:type="simple" xlink:href="#init_matrix_by_function" text:style-name="Internet_20_link" text:visited-style-name="Visited_20_Internet_20_Link"><text:span text:style-name="T40">init_matrix_by_function</text:span></text:a><text:span text:style-name="T38">.</text:span><text:span text:style-name="T37"> </text:span><text:span text:style-name="T39">Każdemu elementowi macierzy array[i][j] zostaje przepisana wartość foo(</text:span><text:span text:style-name="T17">int</text:span><text:span text:style-name="T39">, </text:span><text:span text:style-name="T17">int</text:span><text:span text:style-name="T39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66"/>
      <text:p text:style-name="P68"/>
      <text:p text:style-name="P6"><text:span text:style-name="T35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2">double</text:span> <text:span text:style-name="T2">determinant</text:span></text:p>
            <text:p text:style-name="P13">(<text:span text:style-name="T47">IN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3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43"><text:span text:style-name="T12">int</text:span> <text:span text:style-name="T3">column</text:span><text:span text:style-name="T2">_mult_on_const</text:span></text:p>
            <text:p text:style-name="P43">(<text:span text:style-name="T12">double</text:span> <text:span text:style-name="T6">factor</text:span>, </text:p>
            <text:p text:style-name="P43"><text:span text:style-name="T12">int </text:span><text:span text:style-name="T6">i_</text:span><text:span text:style-name="T9">column</text:span>, </text:p>
            <text:p text:style-name="P43">MODYFIED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3" office:value-type="string">
            <text:p text:style-name="P45">Mnoży <text:span text:style-name="T27">kolumnę</text:span> <text:span text:style-name="T6">i_</text:span><text:span text:style-name="T9">column</text:span> macierzy MODYFIED przez wartość <text:span text:style-name="T6">factor</text:span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7"><text:span text:style-name="T12">int</text:span> <text:span text:style-name="T4">columns</text:span><text:span text:style-name="T2">_sub</text:span></text:p>
            <text:p text:style-name="P47">(<text:span text:style-name="T12">double</text:span> <text:span text:style-name="T6">factor</text:span>, </text:p>
            <text:p text:style-name="P47"><text:span text:style-name="T12">int</text:span> <text:span text:style-name="T6">i_subtracted_</text:span><text:span text:style-name="T10">column</text:span>, </text:p>
            <text:p text:style-name="P47"><text:span text:style-name="T12">int</text:span> <text:span text:style-name="T6">i_subtracting_</text:span><text:span text:style-name="T10">column</text:span>, <text:a xlink:type="simple" xlink:href="#matrix" text:style-name="Internet_20_link" text:visited-style-name="Visited_20_Internet_20_Link"><text:span text:style-name="T44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9">Odejmuje od <text:span text:style-name="T28">kolumny</text:span> <text:span text:style-name="T6">i_subtracted_</text:span><text:span text:style-name="T10">column</text:span><text:span text:style-name="T6"> </text:span><text:span text:style-name="T21">macierzy MODYFIED</text:span><text:span text:style-name="T6"> </text:span><text:span text:style-name="T23">kolumnę</text:span><text:span text:style-name="T21"> </text:span><text:span text:style-name="T6">i_subtracting_</text:span><text:span text:style-name="T10">column</text:span><text:span text:style-name="T21">, mnożon</text:span><text:span text:style-name="T23">ą</text:span><text:span text:style-name="T21"> przez </text:span><text:span text:style-name="T6">factor. </text:span>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span text:style-name="T12">int</text:span> <text:span text:style-name="T2">columns_swap</text:span></text:p>
            <text:p text:style-name="P41">(<text:span text:style-name="T12">int</text:span> <text:span text:style-name="T6">i_col_1</text:span>, <text:span text:style-name="T12">int</text:span> <text:span text:style-name="T6">i_col_2</text:span>, <text:a xlink:type="simple" xlink:href="#matrix" text:style-name="Internet_20_link" text:visited-style-name="Visited_20_Internet_20_Link"><text:span text:style-name="T44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<text:span text:style-name="T25">kolumny</text:span> <text:span text:style-name="T6">i_</text:span><text:span text:style-name="T8">col</text:span><text:span text:style-name="T6">_1</text:span> i <text:span text:style-name="T6">i_</text:span><text:span text:style-name="T8">col</text:span><text:span text:style-name="T6">_2</text:span> macierzy MODYFIED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1"><text:span text:style-name="T12">int</text:span> <text:span text:style-name="T2">copy_</text:span><text:span text:style-name="T5">column</text:span><text:span text:style-name="T2">_to_other_matrix</text:span></text:p>
            <text:p text:style-name="P51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4">IN </text:span></text:a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4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<text:span text:style-name="T30">kolumnę</text:span> <text:span text:style-name="T11">i_source</text:span> macierzy <text:span text:style-name="T11">in_matrix</text:span> do <text:span text:style-name="T30">kolumny</text:span> <text:span text:style-name="T11">i_recieve</text:span><text:span text:style-name="T29">r</text:span> macierzy <text:span text:style-name="T11">out_matrix</text:span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2">int</text:span> <text:span text:style-name="T2">copy_matrix</text:span></text:p>
            <text:p text:style-name="P16">(IN <text:span text:style-name="T12">matrix</text:span>*, OUT <text:span text:style-name="T12">matrix</text:span>*)</text:p>
          </table:table-cell>
          <table:table-cell table:style-name="Table1.B2" office:value-type="string">
            <text:p text:style-name="P17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0"><text:span text:style-name="T12">int</text:span> <text:span text:style-name="T2">copy_row_to_other_matrix</text:span></text:p>
            <text:p text:style-name="P50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4">IN </text:span></text:a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4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wiersz <text:span text:style-name="T11">i_source</text:span> macierzy <text:span text:style-name="T11">in_matrix</text:span> do wierszu <text:span text:style-name="T11">i_recieve</text:span><text:span text:style-name="T29">r</text:span> macierzy <text:span text:style-name="T11">out_matrix</text:span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7"><text:bookmark-start text:name="delete_matrix"/><text:span text:style-name="T12">int</text:span> <text:span text:style-name="T2">delete_matrix</text:span><text:bookmark-end text:name="delete_matrix"/></text:p>
            <text:p text:style-name="P37">(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8">Wyzwala pamięć dynamiczną, zajętą macierzą, podaną jako parametr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2"><text:span text:style-name="T12">int</text:span> <text:span text:style-name="T2">init_matrix_as_unit</text:span></text:p>
            <text:p text:style-name="P32">(<text:span text:style-name="T46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3">Inicjalizuje macierz OUT jako jedynkową, to znaczy 1 na głównej przekątnej i 0 na pozostałych <text:span text:style-name="T26">miejscach.</text:span>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bookmark-start text:name="init_matrix_by_function"/><text:span text:style-name="T12">int</text:span> <text:span text:style-name="T2">init_matrix_by_function</text:span><text:bookmark-end text:name="init_matrix_by_function"/></text:p>
            <text:p text:style-name="P35">(<text:span text:style-name="T46">MODYFIED</text:span> <text:a xlink:type="simple" xlink:href="#matrix" text:style-name="Internet_20_link" text:visited-style-name="Visited_20_Internet_20_Link"><text:span text:style-name="T14">matrix</text:span></text:a>*, <text:span text:style-name="T12">init_user</text:span>)</text:p>
          </table:table-cell>
          <table:table-cell table:style-name="Table1.B2" office:value-type="string">
            <text:p text:style-name="P36">Inicjalizuje <text:span text:style-name="T42">każdy element</text:span> macierz<text:span text:style-name="T42">y</text:span> OUT, funkcj<text:span text:style-name="T36">ą</text:span> <text:a xlink:type="simple" xlink:href="#init_user" text:style-name="Internet_20_link" text:visited-style-name="Visited_20_Internet_20_Link"><text:span text:style-name="T15">init_user</text:span></text:a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9"><text:span text:style-name="T12">int</text:span> <text:span text:style-name="T2">init_matrix_by_random</text:span></text:p>
            <text:p text:style-name="P30">(<text:span text:style-name="T46">MODYFIED</text:span> <text:a xlink:type="simple" xlink:href="#matrix" text:style-name="Internet_20_link" text:visited-style-name="Visited_20_Internet_20_Link"><text:span text:style-name="T14">matrix</text:span></text:a>*, </text:p>
            <text:p text:style-name="P30"><text:span text:style-name="T12">int32_t</text:span> <text:span text:style-name="T6">down</text:span>, <text:span text:style-name="T12">int32_t</text:span> <text:span text:style-name="T6">up</text:span>)</text:p>
          </table:table-cell>
          <table:table-cell table:style-name="Table1.B2" office:value-type="string">
            <text:p text:style-name="P31">Inicjalizuje macierz OUT wartościami losowymi typu <text:span text:style-name="T12">int</text:span> w zakresie od <text:span text:style-name="T6">down</text:span> do <text:span text:style-name="T6">up. </text:span><text:span text:style-name="T21">Parametry </text:span><text:span text:style-name="T6">down</text:span><text:span text:style-name="T21"> i </text:span><text:span text:style-name="T6">up</text:span><text:span text:style-name="T21"> muszą być typ</text:span><text:span text:style-name="T24">u</text:span><text:span text:style-name="T21"> </text:span><text:span text:style-name="T13">int32_t</text:span><text:span text:style-name="T21"> lub mieć rozmiar nie więcej, niż 32 bity. <text:s/></text:span><text:span text:style-name="T22">W przypadku sukcesu zwraca 1, w przeciwnym przypadku 0.</text:span></text:p>
          </table:table-cell>
        </table:table-row>
        <text:soft-page-break/>
        <table:table-row>
          <table:table-cell table:style-name="Table1.A2" office:value-type="string">
            <text:p text:style-name="P26"><text:span text:style-name="T12">int</text:span> <text:span text:style-name="T2">init_matrix</text:span></text:p>
            <text:p text:style-name="P27">(<text:span text:style-name="T46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8">Inicjalizuje macierz, podaną w parametrze wartościami, odczytywanymi ze standardowego wejścia. <text:span text:style-name="T20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2">int</text:span> <text:span text:style-name="T2">inverse_matrix</text:span></text:p>
            <text:p text:style-name="P53">(IN <text:a xlink:type="simple" xlink:href="#matrix" text:style-name="Internet_20_link" text:visited-style-name="Visited_20_Internet_20_Link"><text:span text:style-name="T14">matrix</text:span></text:a> *<text:span text:style-name="T6">in_matrix</text:span>, <text:a xlink:type="simple" xlink:href="#matrix" text:style-name="Internet_20_link" text:visited-style-name="Visited_20_Internet_20_Link"><text:span text:style-name="T44">OUT </text:span></text:a><text:a xlink:type="simple" xlink:href="#matrix" text:style-name="Internet_20_link" text:visited-style-name="Visited_20_Internet_20_Link"><text:span text:style-name="T14">matrix</text:span></text:a> *<text:span text:style-name="T6">out_matrix</text:span>)</text:p>
          </table:table-cell>
          <table:table-cell table:style-name="Table1.B2" office:value-type="string">
            <text:p text:style-name="P54">Zapisuje do macierzy <text:span text:style-name="T6">out_matrix</text:span> macierz odwrotną do macierzy <text:span text:style-name="T6">in_matrix</text:span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0"><text:span text:style-name="T12">int</text:span> <text:span text:style-name="T2">multiplex_matrixes</text:span></text:p>
            <text:p text:style-name="P20">(IN <text:a xlink:type="simple" xlink:href="#matrix" text:style-name="Internet_20_link" text:visited-style-name="Visited_20_Internet_20_Link"><text:span text:style-name="T14">matrix</text:span></text:a>* <text:span text:style-name="T7">in_matrix_1</text:span>, <text:a xlink:type="simple" xlink:href="#matrix" text:style-name="Internet_20_link" text:visited-style-name="Visited_20_Internet_20_Link"><text:span text:style-name="T44">IN </text:span></text:a><text:a xlink:type="simple" xlink:href="#matrix" text:style-name="Internet_20_link" text:visited-style-name="Visited_20_Internet_20_Link"><text:span text:style-name="T14">matrix</text:span></text:a>* <text:span text:style-name="T7">in_matrix_2</text:span>, <text:a xlink:type="simple" xlink:href="#matrix" text:style-name="Internet_20_link" text:visited-style-name="Visited_20_Internet_20_Link"><text:span text:style-name="T44">OUT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1">Zapisuje do macierzy OUT iloczyn macierzy <text:span text:style-name="T7">in_matrix_1</text:span> przez macierz <text:span text:style-name="T7">in_matrix_2</text:span>. W<text:span text:style-name="T18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5"><text:span text:style-name="T12">int</text:span> <text:span text:style-name="T2">rank</text:span></text:p>
            <text:p text:style-name="P55">(IN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56">Zwraca rang podanej macierzy.</text:p>
          </table:table-cell>
        </table:table-row>
        <table:table-row>
          <table:table-cell table:style-name="Table1.A2" office:value-type="string">
            <text:p text:style-name="P42"><text:span text:style-name="T12">int</text:span> <text:span text:style-name="T2">row_mult_on_const</text:span></text:p>
            <text:p text:style-name="P42">(<text:span text:style-name="T12">double</text:span> <text:span text:style-name="T6">factor</text:span>, <text:span text:style-name="T12">int</text:span> <text:span text:style-name="T6">i_row</text:span>, <text:a xlink:type="simple" xlink:href="#matrix" text:style-name="Internet_20_link" text:visited-style-name="Visited_20_Internet_20_Link"><text:span text:style-name="T44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4">Mnoży wiersz <text:span text:style-name="T6">i_row</text:span> macierzy MODYFIED przez wartość <text:span text:style-name="T6">factor</text:span>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2">int</text:span> <text:span text:style-name="T2">rows_sub</text:span></text:p>
            <text:p text:style-name="P46">(<text:span text:style-name="T12">double</text:span> <text:span text:style-name="T6">factor</text:span>, </text:p>
            <text:p text:style-name="P46"><text:span text:style-name="T12">int</text:span> <text:span text:style-name="T6">i_subtracted_row</text:span>, </text:p>
            <text:p text:style-name="P46"><text:span text:style-name="T12">int</text:span> <text:span text:style-name="T6">i_subtracting_row</text:span>, <text:a xlink:type="simple" xlink:href="#matrix" text:style-name="Internet_20_link" text:visited-style-name="Visited_20_Internet_20_Link"><text:span text:style-name="T44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8">Odejmuje od wiersza <text:span text:style-name="T6">i_subtracted_row </text:span><text:span text:style-name="T21">macierzy MODYFIED</text:span><text:span text:style-name="T6"> </text:span><text:span text:style-name="T21">wiersz </text:span><text:span text:style-name="T6">i_subtracting_row</text:span><text:span text:style-name="T21">, mnożony przez </text:span><text:span text:style-name="T6">factor. </text:span>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9"><text:span text:style-name="T12">int</text:span> <text:span text:style-name="T2">rows_swap</text:span></text:p>
            <text:p text:style-name="P39">(<text:span text:style-name="T12">int</text:span> <text:span text:style-name="T6">i_row_1</text:span>, <text:span text:style-name="T12">int</text:span> <text:span text:style-name="T6">i_row_2</text:span>, <text:a xlink:type="simple" xlink:href="#matrix" text:style-name="Internet_20_link" text:visited-style-name="Visited_20_Internet_20_Link"><text:span text:style-name="T44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wierszy <text:span text:style-name="T6">i_row_1</text:span> i <text:span text:style-name="T6">i_row_2</text:span> macierzy MODYFIED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4"><text:span text:style-name="T12">int</text:span> <text:span text:style-name="T2">show_matrix</text:span></text:p>
            <text:p text:style-name="P24">(IN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5">Wypisuje macierz IN <text:span text:style-name="T20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8"><text:span text:style-name="T12">int</text:span> <text:span text:style-name="T2">transponent</text:span></text:p>
            <text:p text:style-name="P18">(IN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9">Zapisuje do macierzy OUT <text:span text:style-name="T19">transponowaną</text:span> macierz IN. <text:span text:style-name="T19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2"><text:span text:style-name="T12">int</text:span> <text:span text:style-name="T2">triangle_form</text:span></text:p>
            <text:p text:style-name="P22">(IN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3">Zapisuje do macierzy OUT macierz IN w postaci schodkowej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4">matrix</text:span></text:a><text:span text:style-name="T1"> </text:span><text:span text:style-name="T2">make_matrix</text:span><text:bookmark-end text:name="make_matrix"/></text:p>
            <text:p text:style-name="P13">(<text:span text:style-name="T12">int</text:span> <text:span text:style-name="T6">n_rows</text:span>, <text:span text:style-name="T12">int</text:span> <text:span text:style-name="T6">n_columns</text:span>)</text:p>
          </table:table-cell>
          <table:table-cell table:style-name="Table1.B2" office:value-type="string">
            <text:p text:style-name="P15">Funkcja tworzy nową macierz o <text:span text:style-name="T6">n_rows</text:span> wierszach i <text:span text:style-name="T6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0T20:29:50.873469549</dc:date>
    <dc:creator>vlad </dc:creator>
    <meta:editing-duration>PT2H48M56S</meta:editing-duration>
    <meta:editing-cycles>53</meta:editing-cycles>
    <meta:generator>LibreOffice/5.0.4.2$Linux_X86_64 LibreOffice_project/00m0$Build-2</meta:generator>
    <meta:document-statistic meta:table-count="2" meta:image-count="0" meta:object-count="0" meta:page-count="3" meta:paragraph-count="99" meta:word-count="749" meta:character-count="5557" meta:non-whitespace-character-count="4899"/>
  </office:meta>
</office:document-meta>
</file>